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style:rel-width="100%" table:align="left"/>
    </style:style>
    <style:style style:name="Table2.A" style:family="table-column">
      <style:table-column-properties style:column-width="5.099cm" style:rel-column-width="19658*"/>
    </style:style>
    <style:style style:name="Table2.B" style:family="table-column">
      <style:table-column-properties style:column-width="11.901cm" style:rel-column-width="45876*"/>
    </style:style>
    <style:style style:name="Table2.A1" style:family="table-cell">
      <style:table-cell-properties style:vertical-align="middle" fo:padding="0.049cm" fo:border="none"/>
    </style:style>
    <style:style style:name="Table3" style:family="table">
      <style:table-properties style:width="16.66cm" style:rel-width="98%" table:align="left"/>
    </style:style>
    <style:style style:name="Table3.A" style:family="table-column">
      <style:table-column-properties style:column-width="8.299cm" style:rel-column-width="31991*"/>
    </style:style>
    <style:style style:name="Table3.B" style:family="table-column">
      <style:table-column-properties style:column-width="8.361cm" style:rel-column-width="32231*"/>
    </style:style>
    <style:style style:name="Table3.A1" style:family="table-cell">
      <style:table-cell-properties style:vertical-align="middle" fo:padding="0.049cm" fo:border="none"/>
    </style:style>
    <style:style style:name="P1" style:family="paragraph" style:parent-style-name="Table_20_Contents">
      <style:text-properties fo:color="#000000"/>
    </style:style>
    <style:style style:name="P2" style:family="paragraph" style:parent-style-name="Table_20_Contents">
      <style:paragraph-properties fo:text-align="center" style:justify-single-word="false"/>
      <style:text-properties fo:color="#000000" fo:font-size="10pt" fo:font-weight="bold"/>
    </style:style>
    <style:style style:name="P3" style:family="paragraph" style:parent-style-name="Table_20_Contents">
      <style:paragraph-properties fo:text-align="end" style:justify-single-word="false"/>
    </style:style>
    <style:style style:name="P4" style:family="paragraph" style:parent-style-name="Text_20_body">
      <style:text-properties fo:color="#000000"/>
    </style:style>
    <style:style style:name="P5" style:family="paragraph" style:parent-style-name="Text_20_body">
      <style:text-properties fo:color="#000000" fo:font-size="12pt" style:font-size-asian="12pt" style:font-size-complex="12pt"/>
    </style:style>
    <style:style style:name="P6" style:family="paragraph" style:parent-style-name="Text_20_body">
      <style:text-properties fo:color="#000000" fo:font-size="12pt" fo:font-weight="bold" style:font-size-asian="12pt" style:font-size-complex="12pt"/>
    </style:style>
    <style:style style:name="P7" style:family="paragraph" style:parent-style-name="Text_20_body">
      <style:text-properties fo:color="#000000" fo:font-size="10pt" fo:font-weight="bold"/>
    </style:style>
    <style:style style:name="P8" style:family="paragraph" style:parent-style-name="Text_20_body">
      <style:text-properties fo:color="#008000"/>
    </style:style>
    <style:style style:name="P9" style:family="paragraph" style:parent-style-name="Text_20_body">
      <style:paragraph-properties fo:margin-left="0cm" fo:margin-right="0cm" fo:text-indent="0cm" style:auto-text-indent="false">
        <style:tab-stops/>
      </style:paragraph-properties>
      <style:text-properties fo:color="#008000" fo:font-size="14pt" fo:font-weight="bold" style:font-size-asian="12pt" style:font-size-complex="12pt"/>
    </style:style>
    <style:style style:name="P10" style:family="paragraph" style:parent-style-name="Standard">
      <style:paragraph-properties fo:margin-left="0cm" fo:margin-right="0cm" fo:text-indent="0cm" style:auto-text-indent="false">
        <style:tab-stops/>
      </style:paragraph-properties>
      <style:text-properties fo:color="#ff0000" fo:font-size="12pt" style:font-size-asian="12pt" style:font-size-complex="12pt"/>
    </style:style>
    <style:style style:name="P11" style:family="paragraph" style:parent-style-name="Standard">
      <style:paragraph-properties fo:margin-left="0cm" fo:margin-right="0cm" fo:text-indent="0cm" style:auto-text-indent="false">
        <style:tab-stops/>
      </style:paragraph-properties>
      <style:text-properties fo:color="#000080" fo:font-size="12pt" style:font-size-asian="12pt" style:font-size-complex="12pt"/>
    </style:style>
    <style:style style:name="P12" style:family="paragraph" style:parent-style-name="Standard">
      <style:paragraph-properties fo:margin-left="0cm" fo:margin-right="0cm" fo:text-indent="0cm" style:auto-text-indent="false">
        <style:tab-stops/>
      </style:paragraph-properties>
      <style:text-properties fo:color="#000000" fo:font-size="12pt" style:font-size-asian="12pt" style:font-size-complex="12pt"/>
    </style:style>
    <style:style style:name="T1" style:family="text">
      <style:text-properties fo:font-size="12pt" fo:font-style="italic" fo:font-weight="bold"/>
    </style:style>
    <style:style style:name="T2" style:family="text">
      <style:text-properties fo:font-size="12pt" style:font-size-asian="12pt" style:font-size-complex="12pt"/>
    </style:style>
    <style:style style:name="T3" style:family="text">
      <style:text-properties fo:font-size="12pt" fo:font-weight="bold" style:font-size-asian="12pt" style:font-size-complex="12pt"/>
    </style:style>
    <style:style style:name="T4" style:family="text">
      <style:text-properties fo:font-style="italic"/>
    </style:style>
    <style:style style:name="T5" style:family="text">
      <style:text-properties fo:font-weight="bold"/>
    </style:style>
    <style:style style:name="T6" style:family="text">
      <style:text-properties fo:color="#000080" fo:font-size="12pt" style:font-size-asian="12pt" style:font-size-complex="12pt"/>
    </style:style>
    <style:style style:name="T7" style:family="text">
      <style:text-properties fo:color="#ff0000"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 PERMACULTURA (menu subdividido em 1,2,3)</text:p>
      <text:p text:style-name="P11"/>
      <text:p text:style-name="P10">1.</text:p>
      <text:p text:style-name="P10"><draw:a xlink:type="simple" xlink:href="javascript:;"><draw:frame draw:style-name="fr1" draw:name="graphics9" text:anchor-type="as-char" svg:width="4.763cm" svg:height="4.207cm" draw:z-index="0"><draw:image xlink:href="../../Documentos/siteIpeterra/www/stuff/permaculture/cicle_mini.jpg" xlink:type="simple" xlink:show="embed" xlink:actuate="onLoad"/></draw:frame></draw:a></text:p>
      <text:p text:style-name="P4"><text:span text:style-name="T1">"Permacultura é o planejamento e a manutenção consciente de ecossitemas agriculturalmente produtivos, que tenham a diversidade, estabilidade e resistência dos ecossitemas naturais. É a integração harmoniosa das pessoas e a paisagem, provendo alimento, energia e outras necessidades, materiais ou não, de forma sustentável".</text:span></text:p>
      <text:p text:style-name="P7">(Bill Mollison, <text:span text:style-name="T4">Introdução a Permacultura</text:span>)</text:p>
      <table:table table:name="Table2" table:style-name="Table2">
        <table:table-column table:style-name="Table2.A"/>
        <table:table-column table:style-name="Table2.B"/>
        <table:table-row>
          <table:table-cell table:style-name="Table2.A1" office:value-type="string">
            <text:p text:style-name="P2">Clique na imagem...</text:p>
          </table:table-cell>
          <table:table-cell table:style-name="Table2.A1" office:value-type="string">
            <text:p text:style-name="P1"/>
          </table:table-cell>
        </table:table-row>
      </table:table>
      <text:p text:style-name="P12"/>
      <text:p text:style-name="P9">Permacultura no IPÊTERRAS</text:p>
      <text:p text:style-name="P5">"Antigamente o Sertão tinha uma agricultura diversificada e relativamente confiável. Nos últimos 20 anos, porém, tem-se testemunhado a destabilização da agricultura familiar sertaneja, em maior parte devido a introdução do trator, da monocultura e formas de manejo que ressecam o solo, provocando o colapso da agricultura e da economia local resultando num êxodo rural generalizado" (Marsha Hanzi).</text:p>
      <text:p text:style-name="P5">Com a chegada dessas técnicas "modernas" de praticar agricultura deixando os solos sem proteção, usando adubos químicos e provocando o desmatamento, a região, além de ter uma produtividade agrícola baixa esta sufrindo um preocupante processo de desertificação.</text:p>
      <text:p text:style-name="P5">O IPÊTERRAS, graças a Permacultura, busca a disseminação de práticas alternativas que buscam o equilíbrio entre os seres e a natureza.</text:p>
      <text:p text:style-name="P5"><text:span text:style-name="T5">Recuperação e conservação de solo:</text:span> em 1997, os fundadores do Instituto de Permacultura em Terras Secas compraram uma propriedade de 06ha de solo altamente degradados. A equipe teve que começar com um importanter trabalho de recuperação do solo. Uma parte do terreno sendo inclinada, foi necessária a construção de muretas de pedra e valetas em curva de nível com cordão de retenção.</text:p>
      <text:p text:style-name="P5">Hoje, uma boa parte do solo nesse 06ha esta recuperado. Para garantir uma boa conservação do solo, esse fica sempre coberto.</text:p>
      <text:p text:style-name="P5"><text:s/><text:span text:style-name="T5">Preservação:</text:span> o IPÊTERRAS comprou uma área de Caatinga de 08ha em 2002. Essa área é voltada para á preservação. <text:s/><text:span text:style-name="T5">Aproveitamento de energias renováveis: </text:span>a única fonte de água do IPÊTERRAS é a água de chuva. O Instituto possui 4 cisternas com armzenamento total de 120 000 litros. A única fonte de energia no IPÊTERRAS é a energia solar. <text:s/><text:span text:style-name="T5">Agricultura diversificada: </text:span>policultura faz parte dos principios básicos aplicados no IPÊTERRAS. Dessa forma a colheta é permanente (o ano todo). Além do plantio de feijão, milho, mamona e aipim quando a chuva permite, podemos listar as seguintes plantas: sorgo, gliricídia, palma, acerola, umbu, siriguela, amorra, piña, algodão, pimenta, plantas medicinais, arvéres típicas do clima semi-árido, produção de sombra, de lenha... <text:s/><text:span text:style-name="T5">Apicultura: </text:span>Pequeno trabalho de apicultura na Roça Permanente. É um desafio de aumentar a produção. <text:s/></text:p>
      <text:p text:style-name="P5"><text:span text:style-name="T5">Sistemas Agroflorestais Sustentáveis (SAFs) ou florestas produtivas: </text:span>após observação da natureza e imitando-a o IPÊTERRAS esta desenvolvendo grande áreas de florestas produtivas <text:soft-page-break/>utilizando plantas locais e adaptaveis (ex: gliricidia). A ideia é de criar áreas nas quais as plantas se ajudam e protegam mutualmente como na prôpria natureza.</text:p>
      <text:p text:style-name="P5"><text:span text:style-name="T5">Galinheiro permacultural: </text:span>o galiheiro permacultural tem 8 faces e 8 saidas. A ideia é criar uma rotação np piquete das galinhas. <text:span text:style-name="T5">Filosofia geral: </text:span>de forma geral, o IPÊTERRAS aplica os principios éticos da permacultura: valorização das trocas e intercâmbios de pessoas - produtos, reciclagem, respeito do meio-ambiente...</text:p>
      <text:p text:style-name="P6">Permacultura no Brasil:</text:p>
      <text:p text:style-name="Text_20_body"><text:a xlink:type="simple" xlink:href="http://www.permacultura.org.br/" office:target-frame-name="_blank" xlink:show="new"><text:span text:style-name="T6">Rede Brasileira de Permacultura</text:span></text:a></text:p>
      <text:p text:style-name="Text_20_body"><text:a xlink:type="simple" xlink:href="http://www.permacultura-bahia.org.br/" office:target-frame-name="_blank" xlink:show="new"><text:span text:style-name="T6">Instituto de Permacultura da Bahia</text:span></text:a></text:p>
      <text:p text:style-name="Text_20_body"><text:a xlink:type="simple" xlink:href="http://www.ipemabrasil.org.br/permaculturalinks.htm" office:target-frame-name="_blank" xlink:show="new"><text:span text:style-name="T6">Instituto de Permacultura e Ecovilas da Mata Atlântica</text:span></text:a></text:p>
      <text:p text:style-name="Text_20_body"><text:a xlink:type="simple" xlink:href="http://www.permacultura.org.br/ipec/" office:target-frame-name="_blank" xlink:show="new"><text:span text:style-name="T6">Instituto de Permacultura e Ecovilas do Cerrado</text:span></text:a></text:p>
      <text:p text:style-name="Text_20_body"><text:a xlink:type="simple" xlink:href="http://www.permacultura.org.br/ipa/" office:target-frame-name="_blank" xlink:show="new"><text:span text:style-name="T6">Instituto de Permacultura da Amazonia</text:span></text:a></text:p>
      <text:p text:style-name="Text_20_body"><text:a xlink:type="simple" xlink:href="http://www.permacultura.org.br/ipep/" office:target-frame-name="_blank" xlink:show="new"><text:span text:style-name="T6">Instituto de Permacultura e Ecovilas da Pampa</text:span></text:a></text:p>
      <text:p text:style-name="P5"/>
      <text:p text:style-name="P8"><text:span text:style-name="T7">2.</text:span><text:span text:style-name="T2"> </text:span><text:span text:style-name="T3">Teoria geral sobre Permacultura</text:span></text:p>
      <text:p text:style-name="P5">"Permanent Agriculture" em inglês - nasceu na cabeça de Bill Mollison, ex-professor universitário australiano, na década de 1970. Refugiado das loucuras da sociedade de consumo, Mollison percebeu que nem os cantos remotos do interior australiano onde morava seria poupado do colapso planetário iminente - a flora e a fauna estavam diminuindo sensivelmente...</text:p>
      <text:p text:style-name="P5">Foi assim que nasceu a idéia de criar sistemas de florestas produtivas para substituir as monoculturas de trigo e soja, responsáveis pelo desmatamento mundial. Observando e imitando as formas de florestas naturais do lugar, revelou-se possível a criação de sistemas altamente produtivos, estáveis e recuperadores dos ecossistemas locais. </text:p>
      <text:p text:style-name="P6">Princípios, Estratégias, Técnicas:</text:p>
      <text:p text:style-name="P5">- Quanto mais se aproxima da natureza, menos esforço se faz.</text:p>
      <text:p text:style-name="P5">- A diversificação garante a estabilidade.</text:p>
      <text:p text:style-name="P5">- A estabilidade vem quando se fecham os ciclos.</text:p>
      <text:p text:style-name="P5">- Todo sistema deve produzir mais energia do que consome.</text:p>
      <text:p text:style-name="P5">- É mais barato prevenir emergências que enfrentá-las.</text:p>
      <text:p text:style-name="P5">- Visa-se cooperação em vez de competição e integração em vez de fragmentação. </text:p>
      <text:p text:style-name="Standard">Para se planejar um sistema de auto-sustento, é preciso clareza nos princípios de base que norteiam o trabalho. Na Permacultura, um dos princípios é a cooperação e outro princípio fundamental para projetar um sistema sustentável é o do respeito pela sabedoria da Natureza, que desenvolveu um sistema perfeito para cada lugar. </text:p>
      <text:p text:style-name="Standard">Então qualquer projeto começa com a observação aguçada da natureza do local. </text:p>
      <text:p text:style-name="Standard">Assim, do princípio (respeito pela sabedoria da Natureza) surge a estratégia (observar e copiar a Natureza), da qual surgirão as inúmeras técnicas, que podem ser emprestadas de outras situações similares, ou criadas no local. </text:p>
      <text:p text:style-name="Standard">Em resumo, o princípio é o porquê de fazer, p. exemplo, um muro naquele lugar, daquele jeito. Sem princípios claros, as mesmas técnicas podem ser tanto benéficas quanto destrutivas. A estratégia é saber onde e quando fazer o muro (a técnica dentro do espaço e do tempo). As técnicas são os materiais que se usam para a construção do muro e como montá-los. </text:p>
      <text:p text:style-name="Standard">Por este motivo, o treinamento em Permacultura depende mais do ensinar a observar e tirar conclusões a respeito de uma situação, com algumas estratégias básicas mais universais que podem <text:soft-page-break/>se aplicar em qualquer situação. As técnicas são muitas dentro da literatura e estão longe de esgotar as possibilidades de cada lugar. Entendendo as estratégias, qualquer pessoa pode avaliar ou criar a técnica apropriada para determinada situação. </text:p>
      <text:p text:style-name="Standard">As possibilidades de cada lugar são infinitas e é o homem que define o propósito, que dá o impulso. Uma vez dado o impulso, a Natureza equilibra e o homem observa e ajusta suas ações pelo retorno recebido da Natureza. Assim, desenvolve-se uma verdadeira parceria de cooperação entre os dois. </text:p>
      <text:p text:style-name="Standard">Por este motivo, é imprescindível uma intenção clara para cada projeto. </text:p>
      <text:p text:style-name="Standard"/>
      <text:p text:style-name="P8"><text:span text:style-name="T7">3. </text:span><text:span text:style-name="T5">A Lei da Otimização da Vida </text:span></text:p>
      <text:p text:style-name="Standard">Segundo Bill Mollison, os princípios de um projeto permacultural devem considerar a ecologia, a conservação de energia, o paisagismo e a ciência ambiental. Em resumo: </text:p>
      <text:p text:style-name="Standard">Localização relativa: cada elemento é posicionado em relação a outro, de forma que auxiliem-se mutuamente; </text:p>
      <text:p text:style-name="Standard">Cada elemento executa muitas funções; </text:p>
      <text:p text:style-name="Standard">Cada função importante é apoiada por muitos elementos; </text:p>
      <text:p text:style-name="Standard">Planejamento eficiente do uso de energia para casa e assentamentos; </text:p>
      <text:p text:style-name="Standard">Preponderância do uso de recursos biológicos sobre o uso de combustíveis fósseis; </text:p>
      <text:p text:style-name="Standard">Reciclagem de energias (humana e combustível) </text:p>
      <text:p text:style-name="Standard">Utilização e aceleração da sucessão natural de plantas, visando o estabelecimento de sítios e solos favoráveis; </text:p>
      <text:p text:style-name="Standard">Policultura e diversidade de espécies benéficas, objetivando um sistema produtivo e interativo; </text:p>
      <text:p text:style-name="Standard">Utilização de bordas e padrões naturais para um melhor efeito. </text:p>
      <table:table table:name="Table3" table:style-name="Table3">
        <table:table-column table:style-name="Table3.A"/>
        <table:table-column table:style-name="Table3.B"/>
        <table:table-row>
          <table:table-cell table:style-name="Table3.A1" office:value-type="string">
            <text:p text:style-name="Table_20_Contents"><draw:frame draw:style-name="fr1" draw:name="graphics10" text:anchor-type="as-char" svg:width="6.879cm" svg:height="7.646cm" draw:z-index="1"><draw:image xlink:href="../../Documentos/siteIpeterra/www/stuff/permaculture/permaculture.jpg" xlink:type="simple" xlink:show="embed" xlink:actuate="onLoad"/></draw:frame></text:p>
          </table:table-cell>
          <table:table-cell table:style-name="Table3.A1" office:value-type="string">
            <text:p text:style-name="P3"><draw:frame draw:style-name="fr1" draw:name="graphics11" text:anchor-type="as-char" svg:width="6.879cm" svg:height="7.673cm" draw:z-index="2"><draw:image xlink:href="../../Documentos/siteIpeterra/www/stuff/permaculture/Permacultura2.jp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bio </meta:initial-creator>
    <meta:creation-date>2012-02-17T10:34:01</meta:creation-date>
    <meta:document-statistic meta:table-count="2" meta:image-count="3" meta:object-count="0" meta:page-count="3" meta:paragraph-count="52" meta:word-count="1104" meta:character-count="7304"/>
    <dc:date>2012-02-17T10:38:34</dc:date>
    <dc:creator>Fabio </dc:creator>
    <meta:editing-duration>PT4M33S</meta:editing-duration>
    <meta:editing-cycles>1</meta:editing-cycles>
    <meta:generator>LibreOffice/3.3$Linux LibreOffice_project/330m19$Build-401</meta:generator>
  </office:meta>
</office:document-meta>
</file>